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1f6079" officeooo:paragraph-rsid="001f6079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1f6079" officeooo:paragraph-rsid="001f6079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729fcf" loext:opacity="100%" style:font-name="Arial1" fo:font-size="11pt" fo:font-weight="bold" officeooo:rsid="001f6079" officeooo:paragraph-rsid="001f6079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1f6079" officeooo:paragraph-rsid="001f6079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style:font-name="Arial1" fo:font-size="11pt" fo:font-weight="bold" officeooo:rsid="001f6079" officeooo:paragraph-rsid="001f6079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: Instrumentos de la búsqueda de empleo.</text:p>
      <text:p text:style-name="P1"/>
      <text:p text:style-name="P2">1. El currículum vitae y el videocurrículum.</text:p>
      <text:p text:style-name="P2"/>
      <text:p text:style-name="P4">El currículum vitae es uno de los documentos más importantes en la búsqueda de empleo.</text:p>
      <text:p text:style-name="P4">El currículum tiene que presentar los datos de forma clara y concisa, bien explicada y determinadas en el tiempo.</text:p>
      <text:p text:style-name="P4"/>
      <text:p text:style-name="P5">Claves a tener en cuenta:</text:p>
      <text:p text:style-name="P5"/>
      <text:p text:style-name="P4">· Ser breve, conciso y directo (una o dos hojas como máximo).</text:p>
      <text:p text:style-name="P4"/>
      <text:p text:style-name="P4">· Utilizar un papel de color blanco o de colores claros.</text:p>
      <text:p text:style-name="P4"/>
      <text:p text:style-name="P4">· Escribir con una fuente legible.</text:p>
      <text:p text:style-name="P4"/>
      <text:p text:style-name="P4">· Evitar los adornos y ayudarnos de negritas.</text:p>
      <text:p text:style-name="P4"/>
      <text:p text:style-name="P4">· Respetar los márgenes.</text:p>
      <text:p text:style-name="P4"/>
      <text:p text:style-name="P4">· Cuidar el estilo y evitar los errores de ortografía.</text:p>
      <text:p text:style-name="P4"/>
      <text:p text:style-name="P4">· No conviene utilizar abreviaturas.</text:p>
      <text:p text:style-name="P4"/>
      <text:p text:style-name="P4">· Ser honesto y positivo.</text:p>
      <text:p text:style-name="P4"/>
      <text:p text:style-name="P4">· Recordar que no hace falta incluir los documentos y títulos acreditativos.</text:p>
      <text:p text:style-name="P4"/>
      <text:p text:style-name="P4">· Adjuntar fotografías recientes.</text:p>
      <text:p text:style-name="P4"/>
      <text:p text:style-name="P2"/>
      <text:p text:style-name="P2">2. La carta de presentación.</text:p>
      <text:p text:style-name="P2"/>
      <text:p text:style-name="P4">La carta de presentación y el currículum son documentos independientes entre sí.</text:p>
      <text:p text:style-name="P4">El currículum se limita a resumir nuestra trayectoria profesional, el objetivo de la carta de presentación es dar un toque más personal, donde resaltemos nuestro interés en la empresa, y personalicemos nuestras cualidades e intereses en el mismo y que nos diferencie de otros futuros candidatos.</text:p>
      <text:p text:style-name="P4"/>
      <text:p text:style-name="P2"/>
      <text:p text:style-name="P2"/>
      <text:p text:style-name="P2">3. La entrevista de trabajo. Fases y tipos.</text:p>
      <text:p text:style-name="P4"/>
      <text:p text:style-name="P4">Es la fase del proceso de selección en la que el entrevistador investiga a fondo sobre el candidato y analiza la información facilitada para comprobar si su perfil es idóneo para el puesto ofertado.</text:p>
      <text:p text:style-name="P4"/>
      <text:p text:style-name="P4"/>
      <text:p text:style-name="P4"/>
      <text:p text:style-name="P4"/>
      <text:p text:style-name="P4"/>
      <text:p text:style-name="P3"><text:soft-page-break/>3.1. Fases de una entrevista de trabajo.</text:p>
      <text:p text:style-name="P3"/>
      <text:p text:style-name="P5">· La presentación: <text:span text:style-name="T1">es el momento inicial, en el que nos presentamos de forma natural al entrevistador y este nos da una explicación más detallada. Debemos mostrar interés y seguridad.</text:span></text:p>
      <text:p text:style-name="P5"><text:span text:style-name="T1"/></text:p>
      <text:p text:style-name="P5">· El desarrollo: <text:span text:style-name="T1">el entrevistador nos hará preguntas de los detalles de nuestro currículum. Debemos tener claros los aspectos a destacar y por qué creemos ser la persona ideal para el puesto.</text:span></text:p>
      <text:p text:style-name="P5"><text:span text:style-name="T1"/></text:p>
      <text:p text:style-name="P5">· El cierre: <text:span text:style-name="T1">es el momento para preguntar las dudas.</text:span></text:p>
      <text:p text:style-name="P5"><text:span text:style-name="T1"/></text:p>
      <text:p text:style-name="P3">3.2. Tipos de entrevistas.</text:p>
      <text:p text:style-name="P3"/>
      <text:p text:style-name="P5">· Entrevista dirigida: <text:span text:style-name="T1">el papel lo toma el entrevistador, quien va dirigiendo la entrevista mediante preguntas concretas y muy específicas al entrevistado, dando poco margen de respuesta.</text:span></text:p>
      <text:p text:style-name="P5"><text:span text:style-name="T1"/></text:p>
      <text:p text:style-name="P5">· Entrevista semidirigida: <text:span text:style-name="T1">el entrevistador, aunque dirige la entrevista, compagina preguntas concretas con algunas preguntas abiertas en las que el entrevistado se expresa de manera libre y espontánea.</text:span></text:p>
      <text:p text:style-name="P5"><text:span text:style-name="T1"/></text:p>
      <text:p text:style-name="P5">· Entrevista grupal: <text:span text:style-name="T1">su convocatoria es en grupo (entre seis y diez personas candidatas), se realiza una simulación o dinámica en forma grupal en la que se ha de debatir un tema para llegar a unas conclusiones.</text:span></text:p>
      <text:p text:style-name="P5"><text:span text:style-name="T1"/></text:p>
      <text:p text:style-name="P3">3.3. Preparación de la entrevista.</text:p>
      <text:p text:style-name="P3"/>
      <text:p text:style-name="P5">Debemos:</text:p>
      <text:p text:style-name="P5"/>
      <text:p text:style-name="P4">· Ser puntual y amable.</text:p>
      <text:p text:style-name="P4">· Mostrar entusiasmo y ser dinámico.</text:p>
      <text:p text:style-name="P4">· Vestir adecuadamente.</text:p>
      <text:p text:style-name="P4">· Saber escuchar.</text:p>
      <text:p text:style-name="P4">· Expresarte correctamente. Con claridad y precisión.</text:p>
      <text:p text:style-name="P4">· Mantener la atención. Debemos mirar a los ojos y evitar quitar la mirada.</text:p>
      <text:p text:style-name="P4">· Mostrarnos positivos.</text:p>
      <text:p text:style-name="P4">· Ser nosotros mismos.</text:p>
      <text:p text:style-name="P4"/>
      <text:p text:style-name="P4">Es conveniente igualmente recordar los datos y detalles del currículum. Podemos preparar posibles preguntas que profundicen en nuestros aspectos del currículum.</text:p>
      <text:p text:style-name="P4">Debemos preparar las preguntas que nos interesa hacer al entrevistador y llevar toda la documentación necesaria.</text:p>
      <text:p text:style-name="P4"/>
      <text:p text:style-name="P5">Otros aspectos a tener en cuenta:</text:p>
      <text:p text:style-name="P5"/>
      <text:p text:style-name="P4">· No mostrar problemas de disponibilidad o movilidad.</text:p>
      <text:p text:style-name="P4">· No mostrarse excesivamente seguro.</text:p>
      <text:p text:style-name="P4">· No ser demasiado tímido y evitar responder con monosílabos.</text:p>
      <text:p text:style-name="P4">· Evitar juicios de valores no argumentados o comentarios superficiales.</text:p>
      <text:p text:style-name="P4">· Mostrarse adaptable a la situación de la empresa.</text:p>
      <text:p text:style-name="P4"/>
      <text:p text:style-name="P2">4. El uso de las redes sociales como herramienta de búsqueda.</text:p>
      <text:p text:style-name="P2"/>
      <text:p text:style-name="P4">Las redes sociales nos permiten exponer habilidades y experiencias al público y nos ofrecen la posibilidad de conectar en línea con profesionales de todo tipo de sectores.</text:p>
      <text:p text:style-name="P4"/>
      <text:p text:style-name="P4">Algunas de estas redes sociales pueden ser <text:span text:style-name="T2">Twitter</text:span>, <text:span text:style-name="T2">Facebook </text:span>o <text:span text:style-name="T2">Linked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7:48:37.931000000</meta:creation-date>
    <dc:date>2023-11-27T18:06:46.960000000</dc:date>
    <meta:editing-duration>PT18M9S</meta:editing-duration>
    <meta:editing-cycles>1</meta:editing-cycles>
    <meta:document-statistic meta:table-count="0" meta:image-count="0" meta:object-count="0" meta:page-count="2" meta:paragraph-count="49" meta:word-count="596" meta:character-count="3689" meta:non-whitespace-character-count="3142"/>
    <meta:generator>LibreOffice/7.6.2.1$Windows_X86_64 LibreOffice_project/56f7684011345957bbf33a7ee678afaf4d2ba333</meta:generator>
  </office:meta>
</office:document-meta>
</file>